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png" manifest:full-path="Pictures/10000000000000200000002000309F1C.png"/>
  <manifest:file-entry manifest:media-type="image/png" manifest:full-path="Pictures/100002010000026900000110EC00C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cc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4.757cm"/>
    </style:style>
    <style:style style:name="gr4" style:family="graphic" style:parent-style-name="standard">
      <style:graphic-properties svg:stroke-color="#ff00cc" draw:fill="none" draw:textarea-horizontal-align="center" draw:textarea-vertical-align="middle"/>
    </style:style>
    <style:style style:name="gr5" style:family="graphic" style:parent-style-name="objectwithoutfill">
      <style:graphic-properties svg:stroke-color="#ff00cc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color="#000000" style:text-outline="false" style:text-line-through-style="none" fo:font-family="'Microsoft JhengHei'" style:font-family-generic="swiss" style:font-pitch="variable" fo:font-size="15pt" fo:language="en" fo:country="US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77cm" svg:height="14.13cm" svg:x="4.123cm" svg:y="1.5cm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draw:layer="layout" svg:width="4.5cm" svg:height="2.5cm" svg:x="9.123cm" svg:y="13cm">
          <text:p/>
        </draw:rect>
        <draw:frame draw:style-name="gr3" draw:text-style-name="P2" draw:layer="layout" svg:width="13cm" svg:height="5.007cm" svg:x="4cm" svg:y="16.993cm">
          <draw:text-box>
            <text:p><text:span text:style-name="T1">IC2</text:span></text:p>
            <text:p><text:span text:style-name="T2">IC2 is a linear voltage regulator, bringing the total voltage from 5,7 V to 5 V. It's made with a </text:span><text:span text:style-name="T3">LM2940CS-5.0</text:span><text:span text:style-name="T2"> (D2PAK package), a 47 μH inductor and two E SMD 100 μF capacitor.</text:span></text:p>
          </draw:text-box>
        </draw:frame>
        <draw:rect draw:style-name="gr4" draw:text-style-name="P1" draw:layer="layout" svg:width="13cm" svg:height="4.007cm" svg:x="4cm" svg:y="16.993cm">
          <text:p/>
        </draw:rect>
        <draw:line draw:style-name="gr5" draw:text-style-name="P1" draw:layer="layout" svg:x1="11cm" svg:y1="15.5cm" svg:x2="11cm" svg:y2="17cm">
          <text:p/>
        </draw:line>
        <draw:frame draw:style-name="gr1" draw:text-style-name="P1" draw:layer="layout" svg:width="13.485cm" svg:height="5.944cm" svg:x="3.515cm" svg:y="22.5cm">
          <draw:image xlink:href="Pictures/100002010000026900000110EC00CB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6M57S</meta:editing-duration>
    <meta:editing-cycles>6</meta:editing-cycles>
    <meta:generator>OpenOffice/4.1.6$Win32 OpenOffice.org_project/416m1$Build-9790</meta:generator>
    <dc:date>2019-06-25T11:50:02.03</dc:date>
    <dc:creator>Siria Sannino</dc:creator>
    <meta:document-statistic meta:object-count="6"/>
  </office:meta>
</office:document-meta>
</file>